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family-generic="roman"/>
    <style:font-face style:name="Times New Roman1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10f4662" officeooo:paragraph-rsid="010f4662"/>
    </style:style>
    <style:style style:name="P2" style:family="paragraph" style:parent-style-name="Standard">
      <style:paragraph-properties fo:line-height="100%"/>
      <style:text-properties fo:font-weight="bold" officeooo:rsid="010f4662" officeooo:paragraph-rsid="010f4662" style:font-weight-asian="bold" style:font-weight-complex="bold"/>
    </style:style>
    <style:style style:name="P3" style:family="paragraph" style:parent-style-name="Standard">
      <style:paragraph-properties fo:line-height="100%"/>
      <style:text-properties officeooo:rsid="010b5a77" officeooo:paragraph-rsid="01151ff2"/>
    </style:style>
    <style:style style:name="P4" style:family="paragraph" style:parent-style-name="Standard">
      <style:paragraph-properties fo:line-height="100%" fo:text-align="center" style:justify-single-word="false"/>
      <style:text-properties officeooo:rsid="010b5a77" officeooo:paragraph-rsid="01151ff2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100a8fc"/>
    </style:style>
    <style:style style:name="P6" style:family="paragraph" style:parent-style-name="Standard">
      <style:paragraph-properties fo:line-height="150%">
        <style:tab-stops>
          <style:tab-stop style:position="2.2cm"/>
        </style:tab-stops>
      </style:paragraph-properties>
      <style:text-properties officeooo:paragraph-rsid="011a969e"/>
    </style:style>
    <style:style style:name="P7" style:family="paragraph" style:parent-style-name="Standard">
      <style:paragraph-properties fo:line-height="100%"/>
      <style:text-properties officeooo:rsid="01151ff2" officeooo:paragraph-rsid="01151ff2"/>
    </style:style>
    <style:style style:name="P8" style:family="paragraph" style:parent-style-name="Standard">
      <style:paragraph-properties fo:line-height="100%"/>
      <style:text-properties officeooo:rsid="01151ff2" officeooo:paragraph-rsid="01158fb8"/>
    </style:style>
    <style:style style:name="P9" style:family="paragraph" style:parent-style-name="Standard">
      <style:paragraph-properties fo:line-height="100%"/>
      <style:text-properties officeooo:paragraph-rsid="0100a8fc"/>
    </style:style>
    <style:style style:name="P10" style:family="paragraph" style:parent-style-name="Standard">
      <style:paragraph-properties fo:line-height="100%"/>
      <style:text-properties officeooo:paragraph-rsid="011a969e"/>
    </style:style>
    <style:style style:name="P11" style:family="paragraph" style:parent-style-name="Standard">
      <style:text-properties officeooo:paragraph-rsid="0116ed65"/>
    </style:style>
    <style:style style:name="P12" style:family="paragraph" style:parent-style-name="Standard">
      <style:paragraph-properties fo:line-height="100%"/>
      <style:text-properties officeooo:rsid="0116ed65" officeooo:paragraph-rsid="0116ed65"/>
    </style:style>
    <style:style style:name="P13" style:family="paragraph" style:parent-style-name="Standard">
      <style:paragraph-properties fo:line-height="100%" fo:text-align="center" style:justify-single-word="false"/>
      <style:text-properties officeooo:rsid="011731c7" officeooo:paragraph-rsid="011731c7"/>
    </style:style>
    <style:style style:name="P14" style:family="paragraph" style:parent-style-name="Standard">
      <style:paragraph-properties fo:line-height="100%" fo:text-align="start" style:justify-single-word="false"/>
      <style:text-properties officeooo:rsid="011a3bf5" officeooo:paragraph-rsid="011a3bf5"/>
    </style:style>
    <style:style style:name="P15" style:family="paragraph" style:parent-style-name="Standard">
      <style:text-properties officeooo:rsid="011a969e"/>
    </style:style>
    <style:style style:name="P16" style:family="paragraph" style:parent-style-name="Standard">
      <style:paragraph-properties fo:line-height="100%"/>
      <style:text-properties officeooo:rsid="011a969e" officeooo:paragraph-rsid="011a969e"/>
    </style:style>
    <style:style style:name="P17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10dd86a" officeooo:paragraph-rsid="0029ba73" style:font-size-asian="20pt" style:font-weight-asian="bold" style:font-size-complex="20pt" style:font-weight-complex="bold"/>
    </style:style>
    <style:style style:name="P18" style:family="paragraph" style:parent-style-name="Standard" style:list-style-name="tfPuce">
      <style:paragraph-properties fo:line-height="100%"/>
      <style:text-properties officeooo:rsid="010f4662" officeooo:paragraph-rsid="010f4662"/>
    </style:style>
    <style:style style:name="P19" style:family="paragraph" style:parent-style-name="Standard" style:list-style-name="tfPuce">
      <style:paragraph-properties fo:line-height="100%" fo:text-align="start" style:justify-single-word="false"/>
      <style:text-properties officeooo:rsid="011a3bf5" officeooo:paragraph-rsid="011a3bf5"/>
    </style:style>
    <style:style style:name="P20" style:family="paragraph" style:parent-style-name="Standard" style:list-style-name="tfPuce">
      <style:paragraph-properties fo:line-height="100%" fo:text-align="start" style:justify-single-word="false"/>
      <style:text-properties officeooo:rsid="011a3bf5" officeooo:paragraph-rsid="011c898f"/>
    </style:style>
    <style:style style:name="P21" style:family="paragraph" style:parent-style-name="Standard">
      <style:paragraph-properties fo:line-height="100%" fo:text-align="start" style:justify-single-word="false"/>
      <style:text-properties officeooo:rsid="011a3bf5" officeooo:paragraph-rsid="011c898f"/>
    </style:style>
    <style:style style:name="P22" style:family="paragraph" style:parent-style-name="Standard">
      <style:paragraph-properties fo:line-height="150%">
        <style:tab-stops>
          <style:tab-stop style:position="2.2cm"/>
        </style:tab-stops>
      </style:paragraph-properties>
      <style:text-properties officeooo:rsid="011a969e" officeooo:paragraph-rsid="011a969e"/>
    </style:style>
    <style:style style:name="P23" style:family="paragraph" style:parent-style-name="Standard">
      <style:paragraph-properties fo:line-height="100%" fo:text-align="center" style:justify-single-word="false"/>
      <style:text-properties officeooo:rsid="011731c7" officeooo:paragraph-rsid="011c898f"/>
    </style:style>
    <style:style style:name="P24" style:family="paragraph" style:parent-style-name="Standard">
      <style:paragraph-properties fo:line-height="100%"/>
      <style:text-properties officeooo:rsid="01151ff2" officeooo:paragraph-rsid="01158fb8"/>
    </style:style>
    <style:style style:name="P25" style:family="paragraph" style:parent-style-name="Standard">
      <style:paragraph-properties fo:line-height="100%" fo:text-align="start" style:justify-single-word="false"/>
      <style:text-properties fo:font-weight="bold" officeooo:rsid="011a3bf5" officeooo:paragraph-rsid="011c898f" style:font-weight-asian="bold" style:font-weight-complex="bold"/>
    </style:style>
    <style:style style:name="P26" style:family="paragraph" style:parent-style-name="Standard">
      <style:paragraph-properties fo:line-height="100%"/>
      <style:text-properties officeooo:rsid="0116ed65" officeooo:paragraph-rsid="0116ed65"/>
    </style:style>
    <style:style style:name="P27" style:family="paragraph" style:parent-style-name="tfTitre_20_1_29_" style:list-style-name="tfNum_20_1_29_">
      <style:text-properties officeooo:paragraph-rsid="011c898f"/>
    </style:style>
    <style:style style:name="P28" style:family="paragraph" style:parent-style-name="tfTitre_20_1_29_" style:list-style-name="tfNum_20_1_29_">
      <style:paragraph-properties fo:break-before="page"/>
      <style:text-properties officeooo:paragraph-rsid="011c898f"/>
    </style:style>
    <style:style style:name="P29" style:family="paragraph" style:parent-style-name="tfTitre_20_I_29_">
      <style:text-properties fo:text-transform="uppercase" style:font-name="Arial1" fo:font-size="22pt" fo:font-style="italic" fo:font-weight="bold" officeooo:rsid="010dd86a" officeooo:paragraph-rsid="010dd86a" style:font-size-asian="20pt" style:font-weight-asian="bold" style:font-size-complex="20pt" style:font-weight-complex="bold"/>
    </style:style>
    <style:style style:name="P30" style:family="paragraph" style:parent-style-name="tfTitre_20_I_29_">
      <style:paragraph-properties fo:break-before="page"/>
    </style:style>
    <style:style style:name="P3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9933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2e2f3"/>
    </style:style>
    <style:style style:name="T2" style:family="text">
      <style:text-properties fo:font-size="18pt"/>
    </style:style>
    <style:style style:name="T3" style:family="text">
      <style:text-properties officeooo:rsid="0118dc91"/>
    </style:style>
    <style:style style:name="T4" style:family="text">
      <style:text-properties officeooo:rsid="011a969e"/>
    </style:style>
    <style:style style:name="T5" style:family="text">
      <style:text-properties style:font-name="Times New Roman2" officeooo:rsid="011a969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1b47c7"/>
    </style:style>
    <style:style style:name="T8" style:family="text">
      <style:text-properties officeooo:rsid="011c898f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1" svg:stroke-width="0.018cm" svg:stroke-color="#333333" draw:marker-start="" draw:marker-start-width="0.201cm" draw:marker-start-center="false" draw:marker-end="" draw:marker-end-width="0.201cm" draw:marker-end-center="false" draw:stroke-linejoin="round" svg:stroke-linecap="round" draw:fill="solid" draw:fill-color="#729fcf" draw:textarea-horizontal-align="center" draw:textarea-vertical-align="middle" fo:padding-top="0.132cm" fo:padding-bottom="0.132cm" fo:padding-left="0.258cm" fo:padding-right="0.258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1" svg:stroke-width="0cm" svg:stroke-color="#c0c0c0" draw:marker-start="" draw:marker-start-width="0.199cm" draw:marker-start-center="false" draw:marker-end="" draw:marker-end-width="0.199cm" draw:marker-end-center="false" draw:stroke-linejoin="none" svg:stroke-linecap="round" draw:fill="solid" draw:fill-color="#993300" draw:opacity="5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" svg:stroke-width="0.081cm" svg:stroke-color="#ffcc33" draw:marker-start="" draw:marker-start-width="0.263cm" draw:marker-start-center="false" draw:marker-end="" draw:marker-end-width="0.263cm" draw:marker-end-center="false" draw:stroke-linejoin="round" svg:stroke-linecap="round" draw:fill="solid" draw:fill-color="#729fcf" draw:textarea-horizontal-align="center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.081cm" svg:stroke-color="#ff0000" draw:marker-start="" draw:marker-start-width="0.263cm" draw:marker-start-center="false" draw:marker-end="" draw:marker-end-width="0.263cm" draw:marker-end-center="false" draw:stroke-linejoin="round" svg:stroke-linecap="round" draw:fill="solid" draw:fill-color="#729fcf" draw:textarea-horizontal-align="center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" svg:stroke-width="0.081cm" svg:stroke-color="#cc66ff" draw:marker-start="" draw:marker-start-width="0.263cm" draw:marker-start-center="false" draw:marker-end="" draw:marker-end-width="0.263cm" draw:marker-end-center="false" draw:stroke-linejoin="round" svg:stroke-linecap="round" draw:fill="solid" draw:fill-color="#729fcf" draw:textarea-horizontal-align="center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8" style:family="graphic">
      <style:graphic-properties draw:stroke="dash" draw:stroke-dash="Long_20_Dash" svg:stroke-width="0.035cm" svg:stroke-color="#000000" draw:marker-start="" draw:marker-start-width="0.194cm" draw:marker-start-center="false" draw:marker-end="" draw:marker-end-width="0.194cm" draw:marker-end-center="false" draw:stroke-linejoin="round" svg:stroke-linecap="round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" svg:stroke-width="0.081cm" svg:stroke-color="#66cc00" draw:marker-start="" draw:marker-start-width="0.263cm" draw:marker-start-center="false" draw:marker-end="" draw:marker-end-width="0.263cm" draw:marker-end-center="false" draw:stroke-linejoin="round" svg:stroke-linecap="round" draw:fill="solid" draw:fill-color="#729fcf" draw:textarea-horizontal-align="center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1" svg:stroke-width="0.081cm" svg:stroke-color="#ff6600" draw:marker-start="" draw:marker-start-width="0.263cm" draw:marker-start-center="false" draw:marker-end="" draw:marker-end-width="0.263cm" draw:marker-end-center="false" draw:stroke-linejoin="round" svg:stroke-linecap="round" draw:fill="solid" draw:fill-color="#729fcf" draw:textarea-horizontal-align="center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" svg:stroke-width="0.081cm" svg:stroke-color="#cc9900" draw:marker-start="" draw:marker-start-width="0.263cm" draw:marker-start-center="false" draw:marker-end="" draw:marker-end-width="0.263cm" draw:marker-end-center="false" draw:stroke-linejoin="round" svg:stroke-linecap="round" draw:fill="solid" draw:fill-color="#729fcf" draw:textarea-horizontal-align="center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1" svg:stroke-width="0.081cm" svg:stroke-color="#0099cc" draw:marker-start="" draw:marker-start-width="0.263cm" draw:marker-start-center="false" draw:marker-end="" draw:marker-end-width="0.263cm" draw:marker-end-center="false" draw:stroke-linejoin="round" svg:stroke-linecap="round" draw:fill="solid" draw:fill-color="#729fcf" draw:textarea-horizontal-align="center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" svg:stroke-width="0.081cm" svg:stroke-color="#00cc00" draw:marker-start="" draw:marker-start-width="0.263cm" draw:marker-start-center="false" draw:marker-end="" draw:marker-end-width="0.263cm" draw:marker-end-center="false" draw:stroke-linejoin="round" svg:stroke-linecap="round" draw:fill="solid" draw:fill-color="#729fcf" draw:textarea-horizontal-align="center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3.776cm" fo:min-width="6.357cm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Double_20_Dash" svg:stroke-width="0.041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0.732cm" fo:min-width="0.46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0.732cm" fo:min-width="0.42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0.732cm" fo:min-width="0.399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0.732cm" fo:min-width="0.35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width="true" fo:min-height="0.572cm" fo:min-width="1.829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arallélépipède rectangle</text:p>
      <text:p text:style-name="P11"/>
      <text:list xml:id="list1858299908" text:style-name="tfNum_20_I_29_">
        <text:list-item>
          <text:p text:style-name="P29">Perspective cavalière</text:p>
        </text:list-item>
      </text:list>
      <text:p text:style-name="P1">La perspective cavalière permet de représenter simplement en 2D un objet géométrique 3D.</text:p>
      <text:p text:style-name="P1"/>
      <text:p text:style-name="P2">Particularités :</text:p>
      <text:list xml:id="list104972013" text:style-name="tfPuce">
        <text:list-item>
          <text:p text:style-name="P18">Les droites <text:span text:style-name="T1">qui sont </text:span>parallèles dans l’espace restent parallèles sur la feuille.</text:p>
        </text:list-item>
        <text:list-item>
          <text:p text:style-name="P18">Les segments <text:span text:style-name="T1">qui sont </text:span>parallèles et de même longueur restent de même longueur.</text:p>
        </text:list-item>
        <text:list-item>
          <text:p text:style-name="P18">Les arêtes cachées sont représentées en pointillés.</text:p>
        </text:list-item>
        <text:list-item>
          <text:p text:style-name="P18">Les faces parallèles au plan de la feuille ne sont pas déformées par la perspective.</text:p>
        </text:list-item>
      </text:list>
      <text:p text:style-name="P1"/>
      <text:p text:style-name="P5"><draw:g text:anchor-type="as-char" draw:z-index="0" draw:name="Forme1" draw:style-name="gr1"><draw:custom-shape draw:name="Forme1" draw:style-name="gr14" draw:text-style-name="P33" svg:width="8.252cm" svg:height="5.419cm" svg:x="0.55cm" svg:y="0.605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15" draw:text-style-name="P33" svg:x1="1.903cm" svg:y1="0.63cm" svg:x2="1.903cm" svg:y2="4.666cm"><text:p/></draw:line><draw:line draw:style-name="gr15" draw:text-style-name="P33" svg:x1="8.805cm" svg:y1="4.673cm" svg:x2="1.911cm" svg:y2="4.666cm"><text:p/></draw:line><draw:line draw:style-name="gr15" draw:text-style-name="P33" svg:x1="0.566cm" svg:y1="6.018cm" svg:x2="1.903cm" svg:y2="4.666cm"><text:p/></draw:line><draw:frame draw:style-name="gr16" draw:text-style-name="P35" svg:width="0.562cm" svg:height="0.793cm" svg:x="0cm" svg:y="5.86cm"><draw:text-box><text:p text:style-name="P34"><text:span text:style-name="T9">A</text:span></text:p></draw:text-box></draw:frame><draw:frame draw:style-name="gr17" draw:text-style-name="P35" svg:width="0.526cm" svg:height="0.793cm" svg:x="7.518cm" svg:y="5.86cm"><draw:text-box><text:p text:style-name="P34"><text:span text:style-name="T9">B</text:span></text:p></draw:text-box></draw:frame><draw:frame draw:style-name="gr17" draw:text-style-name="P35" svg:width="0.526cm" svg:height="0.793cm" svg:x="8.888cm" svg:y="4.2cm"><draw:text-box><text:p text:style-name="P34"><text:span text:style-name="T9">C</text:span></text:p></draw:text-box></draw:frame><draw:frame draw:style-name="gr16" draw:text-style-name="P35" svg:width="0.562cm" svg:height="0.793cm" svg:x="1.27cm" svg:y="4.2cm"><draw:text-box><text:p text:style-name="P34"><text:span text:style-name="T9">D</text:span></text:p></draw:text-box></draw:frame><draw:frame draw:style-name="gr18" draw:text-style-name="P35" svg:width="0.498cm" svg:height="0.793cm" svg:x="0.032cm" svg:y="1.66cm"><draw:text-box><text:p text:style-name="P34"><text:span text:style-name="T9">E</text:span></text:p></draw:text-box></draw:frame><draw:frame draw:style-name="gr19" draw:text-style-name="P35" svg:width="0.456cm" svg:height="0.793cm" svg:x="7.555cm" svg:y="1.66cm"><draw:text-box><text:p text:style-name="P34"><text:span text:style-name="T9">F</text:span></text:p></draw:text-box></draw:frame><draw:frame draw:style-name="gr16" draw:text-style-name="P35" svg:width="0.562cm" svg:height="0.793cm" svg:x="8.872cm" svg:y="0cm"><draw:text-box><text:p text:style-name="P34"><text:span text:style-name="T9">G</text:span></text:p></draw:text-box></draw:frame><draw:frame draw:style-name="gr16" draw:text-style-name="P35" svg:width="0.562cm" svg:height="0.793cm" svg:x="1.272cm" svg:y="0cm"><draw:text-box><text:p text:style-name="P34"><text:span text:style-name="T9">H</text:span></text:p></draw:text-box></draw:frame></draw:g></text:p>
      <text:p text:style-name="P9"/>
      <text:list xml:id="list125124246749099" text:continue-list="list1858299908" text:style-name="tfNum_20_I_29_">
        <text:list-item>
          <text:p text:style-name="P30">Parallélépipède rectangle</text:p>
        </text:list-item>
      </text:list>
      <text:p text:style-name="P7">Un « parallélépipède rectangle » ou « pavé droit » est un solide dont toutes les faces sont rectangulaires.</text:p>
      <text:p text:style-name="P7"/>
      <text:p text:style-name="P4"><draw:g text:anchor-type="as-char" draw:z-index="1" draw:name="Forme2" draw:style-name="gr1"><draw:custom-shape draw:name="Forme1_0" draw:style-name="gr14" draw:text-style-name="P33" svg:width="8.252cm" svg:height="5.419cm" svg:x="0.55cm" svg:y="0.605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15" draw:text-style-name="P33" svg:x1="1.903cm" svg:y1="0.63cm" svg:x2="1.903cm" svg:y2="4.666cm"><text:p/></draw:line><draw:line draw:style-name="gr15" draw:text-style-name="P33" svg:x1="8.805cm" svg:y1="4.675cm" svg:x2="1.911cm" svg:y2="4.668cm"><text:p/></draw:line><draw:line draw:style-name="gr15" draw:text-style-name="P33" svg:x1="0.566cm" svg:y1="6.02cm" svg:x2="1.903cm" svg:y2="4.668cm"><text:p/></draw:line><draw:frame draw:style-name="gr16" draw:text-style-name="P35" svg:width="0.562cm" svg:height="0.793cm" svg:x="0cm" svg:y="5.86cm"><draw:text-box><text:p text:style-name="P34"><text:span text:style-name="T9">A</text:span></text:p></draw:text-box></draw:frame><draw:frame draw:style-name="gr17" draw:text-style-name="P35" svg:width="0.526cm" svg:height="0.793cm" svg:x="7.518cm" svg:y="5.86cm"><draw:text-box><text:p text:style-name="P34"><text:span text:style-name="T9">B</text:span></text:p></draw:text-box></draw:frame><draw:frame draw:style-name="gr17" draw:text-style-name="P35" svg:width="0.526cm" svg:height="0.793cm" svg:x="8.888cm" svg:y="4.2cm"><draw:text-box><text:p text:style-name="P34"><text:span text:style-name="T9">C</text:span></text:p></draw:text-box></draw:frame><draw:frame draw:style-name="gr16" draw:text-style-name="P35" svg:width="0.562cm" svg:height="0.793cm" svg:x="1.27cm" svg:y="4.2cm"><draw:text-box><text:p text:style-name="P34"><text:span text:style-name="T9">D</text:span></text:p></draw:text-box></draw:frame><draw:frame draw:style-name="gr18" draw:text-style-name="P35" svg:width="0.498cm" svg:height="0.793cm" svg:x="0.032cm" svg:y="1.66cm"><draw:text-box><text:p text:style-name="P34"><text:span text:style-name="T9">E</text:span></text:p></draw:text-box></draw:frame><draw:frame draw:style-name="gr19" draw:text-style-name="P35" svg:width="0.456cm" svg:height="0.793cm" svg:x="7.555cm" svg:y="1.66cm"><draw:text-box><text:p text:style-name="P34"><text:span text:style-name="T9">F</text:span></text:p></draw:text-box></draw:frame><draw:frame draw:style-name="gr16" draw:text-style-name="P35" svg:width="0.562cm" svg:height="0.793cm" svg:x="8.872cm" svg:y="0cm"><draw:text-box><text:p text:style-name="P34"><text:span text:style-name="T9">G</text:span></text:p></draw:text-box></draw:frame><draw:frame draw:style-name="gr16" draw:text-style-name="P35" svg:width="0.562cm" svg:height="0.793cm" svg:x="1.272cm" svg:y="0cm"><draw:text-box><text:p text:style-name="P34"><text:span text:style-name="T9">H</text:span></text:p></draw:text-box></draw:frame><draw:frame draw:style-name="gr20" draw:text-style-name="P36" svg:width="1.929cm" svg:height="0.632cm" svg:x="2.842cm" svg:y="6.048cm"><draw:text-box><text:p text:style-name="P34"><text:span text:style-name="T10">longueur</text:span></text:p></draw:text-box></draw:frame><draw:frame draw:style-name="gr21" draw:text-style-name="P37" svg:width="2.276cm" svg:height="0.823cm" draw:transform="rotate (0.78487456462185) translate (7.46477777777778cm 5.78122222222222cm)"><draw:text-box><text:p text:style-name="P34"><text:span text:style-name="T10">largeur</text:span></text:p></draw:text-box></draw:frame><draw:frame draw:style-name="gr21" draw:text-style-name="P37" svg:width="2.276cm" svg:height="0.823cm" draw:transform="rotate (1.59016948149203) translate (8.72419444444444cm 3.7855cm)"><draw:text-box><text:p text:style-name="P34"><text:span text:style-name="T10">hauteur</text:span></text:p></draw:text-box></draw:frame></draw:g></text:p>
      <text:p text:style-name="P3"/>
      <text:list xml:id="list2342951723" text:style-name="tfNum_20_1_29_">
        <text:list-item>
          <text:p text:style-name="tfTitre_20_1_29_">Description</text:p>
        </text:list-item>
      </text:list>
      <text:p text:style-name="P7">Nombre de sommets :</text:p>
      <text:p text:style-name="P8">Nombre d’arêtes :</text:p>
      <text:p text:style-name="P8">Nombre de faces :</text:p>
      <text:p text:style-name="P8"/>
      <text:p text:style-name="P8"/>
      <text:list xml:id="list125124348450497" text:continue-numbering="true" text:style-name="tfNum_20_1_29_">
        <text:list-item>
          <text:p text:style-name="P27">Patron</text:p>
        </text:list-item>
      </text:list>
      <text:p text:style-name="P23"><draw:g text:anchor-type="as-char" draw:z-index="2" draw:name="Forme3" draw:style-name="gr1"><draw:g draw:style-name="gr2"><draw:line draw:style-name="gr3" draw:text-style-name="P31" svg:x1="0.001cm" svg:y1="0.03cm" svg:x2="0.001cm" svg:y2="7.098cm"><text:p/></draw:line><draw:line draw:style-name="gr3" draw:text-style-name="P31" svg:x1="0.792cm" svg:y1="0.03cm" svg:x2="0.792cm" svg:y2="7.098cm"><text:p/></draw:line><draw:line draw:style-name="gr3" draw:text-style-name="P31" svg:x1="1.582cm" svg:y1="0.03cm" svg:x2="1.582cm" svg:y2="7.098cm"><text:p/></draw:line><draw:line draw:style-name="gr3" draw:text-style-name="P31" svg:x1="2.373cm" svg:y1="0.03cm" svg:x2="2.373cm" svg:y2="7.098cm"><text:p/></draw:line><draw:line draw:style-name="gr3" draw:text-style-name="P31" svg:x1="3.163cm" svg:y1="0.03cm" svg:x2="3.163cm" svg:y2="7.098cm"><text:p/></draw:line><draw:line draw:style-name="gr3" draw:text-style-name="P31" svg:x1="3.953cm" svg:y1="0.03cm" svg:x2="3.953cm" svg:y2="7.098cm"><text:p/></draw:line><draw:line draw:style-name="gr3" draw:text-style-name="P31" svg:x1="4.743cm" svg:y1="0.03cm" svg:x2="4.743cm" svg:y2="7.098cm"><text:p/></draw:line><draw:line draw:style-name="gr3" draw:text-style-name="P31" svg:x1="5.533cm" svg:y1="0.03cm" svg:x2="5.533cm" svg:y2="7.098cm"><text:p/></draw:line><draw:line draw:style-name="gr3" draw:text-style-name="P31" svg:x1="6.323cm" svg:y1="0.03cm" svg:x2="6.323cm" svg:y2="7.098cm"><text:p/></draw:line><draw:line draw:style-name="gr3" draw:text-style-name="P31" svg:x1="7.114cm" svg:y1="0.03cm" svg:x2="7.114cm" svg:y2="7.098cm"><text:p/></draw:line><draw:line draw:style-name="gr3" draw:text-style-name="P31" svg:x1="7.904cm" svg:y1="0.03cm" svg:x2="7.904cm" svg:y2="7.098cm"><text:p/></draw:line><draw:line draw:style-name="gr3" draw:text-style-name="P31" svg:x1="8.695cm" svg:y1="0.03cm" svg:x2="8.695cm" svg:y2="7.098cm"><text:p/></draw:line><draw:line draw:style-name="gr3" draw:text-style-name="P31" svg:x1="9.485cm" svg:y1="0.03cm" svg:x2="9.485cm" svg:y2="7.098cm"><text:p/></draw:line><draw:line draw:style-name="gr3" draw:text-style-name="P31" svg:x1="10.276cm" svg:y1="0.03cm" svg:x2="10.276cm" svg:y2="7.098cm"><text:p/></draw:line><draw:line draw:style-name="gr3" draw:text-style-name="P31" svg:x1="11.066cm" svg:y1="0.03cm" svg:x2="11.066cm" svg:y2="7.098cm"><text:p/></draw:line></draw:g><draw:g draw:style-name="gr2"><draw:line draw:style-name="gr3" draw:text-style-name="P31" svg:x1="0.006cm" svg:y1="0.001cm" svg:x2="11.061cm" svg:y2="0.001cm"><text:p/></draw:line><draw:line draw:style-name="gr3" draw:text-style-name="P31" svg:x1="0.006cm" svg:y1="0.791cm" svg:x2="11.061cm" svg:y2="0.791cm"><text:p/></draw:line><draw:line draw:style-name="gr3" draw:text-style-name="P31" svg:x1="0.006cm" svg:y1="1.581cm" svg:x2="11.061cm" svg:y2="1.581cm"><text:p/></draw:line><draw:line draw:style-name="gr3" draw:text-style-name="P31" svg:x1="0.006cm" svg:y1="2.372cm" svg:x2="11.061cm" svg:y2="2.372cm"><text:p/></draw:line><draw:line draw:style-name="gr3" draw:text-style-name="P31" svg:x1="0.006cm" svg:y1="3.162cm" svg:x2="11.061cm" svg:y2="3.162cm"><text:p/></draw:line><draw:line draw:style-name="gr3" draw:text-style-name="P31" svg:x1="0.006cm" svg:y1="3.952cm" svg:x2="11.061cm" svg:y2="3.952cm"><text:p/></draw:line><draw:line draw:style-name="gr3" draw:text-style-name="P31" svg:x1="0.006cm" svg:y1="4.743cm" svg:x2="11.061cm" svg:y2="4.743cm"><text:p/></draw:line><draw:line draw:style-name="gr3" draw:text-style-name="P31" svg:x1="0.006cm" svg:y1="5.532cm" svg:x2="11.061cm" svg:y2="5.532cm"><text:p/></draw:line><draw:line draw:style-name="gr3" draw:text-style-name="P31" svg:x1="0.006cm" svg:y1="6.323cm" svg:x2="11.061cm" svg:y2="6.323cm"><text:p/></draw:line><draw:line draw:style-name="gr3" draw:text-style-name="P31" svg:x1="0.006cm" svg:y1="7.113cm" svg:x2="11.061cm" svg:y2="7.113cm"><text:p/></draw:line></draw:g><draw:polygon draw:style-name="gr4" draw:text-style-name="P32" svg:width="1.58cm" svg:height="2.37cm" svg:x="0.8cm" svg:y="2.364cm" svg:viewBox="0 0 1581 2371" draw:points="0,0 1581,0 1581,2371 0,2371"><text:p/></draw:polygon><draw:polygon draw:style-name="gr4" draw:text-style-name="P32" svg:width="3.16cm" svg:height="2.37cm" svg:x="2.381cm" svg:y="2.364cm" svg:viewBox="0 0 3161 2371" draw:points="0,0 3161,0 3161,2371 0,2371"><text:p/></draw:polygon><draw:polygon draw:style-name="gr4" draw:text-style-name="P32" svg:width="3.16cm" svg:height="1.579cm" svg:x="2.381cm" svg:y="0.784cm" svg:viewBox="0 0 3161 1580" draw:points="0,0 3161,0 3161,1580 0,1580"><text:p/></draw:polygon><draw:polygon draw:style-name="gr4" draw:text-style-name="P32" svg:width="3.16cm" svg:height="1.58cm" svg:x="2.381cm" svg:y="4.735cm" svg:viewBox="0 0 3161 1581" draw:points="0,0 3161,0 3161,1581 0,1581"><text:p/></draw:polygon><draw:polygon draw:style-name="gr4" draw:text-style-name="P32" svg:width="1.58cm" svg:height="2.37cm" svg:x="5.541cm" svg:y="2.364cm" svg:viewBox="0 0 1581 2371" draw:points="0,0 1581,0 1581,2371 0,2371"><text:p/></draw:polygon><draw:polygon draw:style-name="gr4" draw:text-style-name="P32" svg:width="3.16cm" svg:height="2.37cm" svg:x="7.122cm" svg:y="2.364cm" svg:viewBox="0 0 3161 2371" draw:points="0,0 3161,0 3161,2371 0,2371"><text:p/></draw:polygon><draw:g draw:style-name="gr2"><draw:line draw:style-name="gr5" draw:text-style-name="P31" svg:x1="0.8cm" svg:y1="2.364cm" svg:x2="2.381cm" svg:y2="2.364cm"><text:p/></draw:line><draw:line draw:style-name="gr6" draw:text-style-name="P31" svg:x1="2.381cm" svg:y1="4.735cm" svg:x2="0.8cm" svg:y2="4.735cm"><text:p/></draw:line><draw:line draw:style-name="gr7" draw:text-style-name="P31" svg:x1="0.8cm" svg:y1="4.735cm" svg:x2="0.8cm" svg:y2="2.364cm"><text:p/></draw:line><draw:line draw:style-name="gr8" draw:text-style-name="P31" svg:x1="2.381cm" svg:y1="4.735cm" svg:x2="2.381cm" svg:y2="2.364cm"><text:p/></draw:line><draw:line draw:style-name="gr5" draw:text-style-name="P31" svg:x1="2.381cm" svg:y1="2.364cm" svg:x2="2.381cm" svg:y2="0.784cm"><text:p/></draw:line><draw:line draw:style-name="gr9" draw:text-style-name="P31" svg:x1="2.381cm" svg:y1="0.784cm" svg:x2="5.542cm" svg:y2="0.784cm"><text:p/></draw:line><draw:line draw:style-name="gr10" draw:text-style-name="P31" svg:x1="5.541cm" svg:y1="0.784cm" svg:x2="5.541cm" svg:y2="2.364cm"><text:p/></draw:line><draw:line draw:style-name="gr8" draw:text-style-name="P31" svg:x1="5.542cm" svg:y1="2.364cm" svg:x2="2.381cm" svg:y2="2.364cm"><text:p/></draw:line><draw:line draw:style-name="gr8" draw:text-style-name="P31" svg:x1="2.381cm" svg:y1="4.735cm" svg:x2="5.542cm" svg:y2="4.735cm"><text:p/></draw:line><draw:line draw:style-name="gr11" draw:text-style-name="P31" svg:x1="5.541cm" svg:y1="4.735cm" svg:x2="5.541cm" svg:y2="6.316cm"><text:p/></draw:line><draw:line draw:style-name="gr12" draw:text-style-name="P31" svg:x1="5.542cm" svg:y1="6.315cm" svg:x2="2.381cm" svg:y2="6.315cm"><text:p/></draw:line><draw:line draw:style-name="gr6" draw:text-style-name="P31" svg:x1="2.381cm" svg:y1="6.316cm" svg:x2="2.381cm" svg:y2="4.735cm"><text:p/></draw:line><draw:line draw:style-name="gr10" draw:text-style-name="P31" svg:x1="5.541cm" svg:y1="2.364cm" svg:x2="7.122cm" svg:y2="2.364cm"><text:p/></draw:line><draw:line draw:style-name="gr11" draw:text-style-name="P31" svg:x1="7.122cm" svg:y1="4.735cm" svg:x2="5.541cm" svg:y2="4.735cm"><text:p/></draw:line><draw:line draw:style-name="gr8" draw:text-style-name="P31" svg:x1="5.541cm" svg:y1="4.735cm" svg:x2="5.541cm" svg:y2="2.364cm"><text:p/></draw:line><draw:line draw:style-name="gr13" draw:text-style-name="P31" svg:x1="7.122cm" svg:y1="2.364cm" svg:x2="10.283cm" svg:y2="2.364cm"><text:p/></draw:line><draw:line draw:style-name="gr7" draw:text-style-name="P31" svg:x1="10.283cm" svg:y1="2.364cm" svg:x2="10.283cm" svg:y2="4.735cm"><text:p/></draw:line><draw:line draw:style-name="gr12" draw:text-style-name="P31" svg:x1="10.283cm" svg:y1="4.735cm" svg:x2="7.122cm" svg:y2="4.735cm"><text:p/></draw:line><draw:line draw:style-name="gr8" draw:text-style-name="P31" svg:x1="7.122cm" svg:y1="4.735cm" svg:x2="7.122cm" svg:y2="2.364cm"><text:p/></draw:line></draw:g></draw:g></text:p>
      <text:p text:style-name="P21"/>
      <text:p text:style-name="P25">Dans le patron ci-dessus :</text:p>
      <text:list xml:id="list125124816161355" text:continue-list="list104972013" text:style-name="tfPuce">
        <text:list-item>
          <text:p text:style-name="P20">Les segments en pointillés noirs correspondent aux plis à faire.</text:p>
        </text:list-item>
        <text:list-item>
          <text:p text:style-name="P20">Les segments de même<text:span text:style-name="T4">s</text:span> couleur<text:span text:style-name="T4">s</text:span> correspondent aux bords qui vont se toucher une fois le pa<text:span text:style-name="T2">tron</text:span> plié.</text:p>
        </text:list-item>
      </text:list>
      <text:list xml:id="list125124591661085" text:continue-list="list125124348450497" text:style-name="tfNum_20_1_29_">
        <text:list-item>
          <text:p text:style-name="P28"><text:span text:style-name="T8">Calcul du v</text:span>olume</text:p>
        </text:list-item>
      </text:list>
      <text:p text:style-name="P12">V <text:span text:style-name="T3">= </text:span></text:p>
      <text:p text:style-name="P12"/>
      <text:p text:style-name="P12"/>
      <text:list xml:id="list125124741946523" text:continue-numbering="true" text:style-name="tfNum_20_1_29_">
        <text:list-item>
          <text:p text:style-name="tfTitre_20_1_29_">Conversions d’unités de volume</text:p>
        </text:list-item>
      </text:list>
      <text:p text:style-name="P16">1L est le volume d’un cube de côté 1dm</text:p>
      <text:p text:style-name="P10"><text:span text:style-name="T4">donc 1 L = 1 dm </text:span><text:span text:style-name="T5">×</text:span><text:span text:style-name="T4"> 1 dm </text:span><text:span text:style-name="T5">×</text:span> <text:span text:style-name="T4">1 dm = 1 dm³</text:span></text:p>
      <text:p text:style-name="P15"/>
      <text:p text:style-name="P16"><text:span text:style-name="T6">Ex 1 :</text:span> Convertir 0,12 m³ en cm³</text:p>
      <text:p text:style-name="P6"><text:span text:style-name="T4">0,12 m³<text:tab/>= </text:span><text:span text:style-name="T7">0,12 </text:span><text:span text:style-name="T5">×</text:span> <text:span text:style-name="T7">1 m </text:span><text:span text:style-name="T5">×</text:span> <text:span text:style-name="T7">1 m </text:span><text:span text:style-name="T5">×</text:span> <text:span text:style-name="T7">1 m</text:span></text:p>
      <text:p text:style-name="P6"><text:tab/><text:span text:style-name="T7">= 0,12 </text:span><text:span text:style-name="T5">×</text:span> </text:p>
      <text:p text:style-name="P6"><text:tab/><text:span text:style-name="T7">= </text:span></text:p>
      <text:p text:style-name="P16"/>
      <text:p text:style-name="P16"><text:span text:style-name="T6">Ex 2 :</text:span> Convertir 14 hL en m³</text:p>
      <text:p text:style-name="P22">14 hL<text:tab/>= 1400 L </text:p>
      <text:p text:style-name="P6"><text:span text:style-name="T4"><text:tab/>= 1400 </text:span><text:span text:style-name="T5">×</text:span><text:span text:style-name="T4"> 1 dm </text:span><text:span text:style-name="T5">×</text:span> <text:span text:style-name="T4">1 dm </text:span><text:span text:style-name="T5">×</text:span> <text:span text:style-name="T4">1 dm</text:span></text:p>
      <text:p text:style-name="P22"><text:tab/>= </text:p>
      <text:p text:style-name="P22"><text:tab/>= 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2" svg:font-family="'Times New Roman'" style:font-family-generic="roman"/>
    <style:font-face style:name="Times New Roman1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3cm" draw:dots2="1" draw:dots2-length="0.003cm" draw:distance="0.003cm"/>
    <draw:stroke-dash draw:name="Dashed_20__28_var_29__20_11" draw:display-name="Dashed (var) 11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3cm" draw:dots2="1" draw:dots2-length="0.003cm" draw:distance="0.003cm"/>
    <draw:stroke-dash draw:name="Dashed_20__28_var_29__20_13" draw:display-name="Dashed (var) 13" draw:style="rect" draw:dots1="1" draw:dots1-length="0.003cm" draw:dots2="1" draw:dots2-length="0.003cm" draw:distance="0.003cm"/>
    <draw:stroke-dash draw:name="Dashed_20__28_var_29__20_14" draw:display-name="Dashed (var) 14" draw:style="rect" draw:dots1="1" draw:dots1-length="0.003cm" draw:dots2="1" draw:dots2-length="0.003cm" draw:distance="0.003cm"/>
    <draw:stroke-dash draw:name="Dashed_20__28_var_29__20_15" draw:display-name="Dashed (var) 15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03cm" draw:dots2="1" draw:dots2-length="0.003cm" draw:distance="0.003cm"/>
    <draw:stroke-dash draw:name="Dashed_20__28_var_29__20_6" draw:display-name="Dashed (var) 6" draw:style="rect" draw:dots1="1" draw:dots1-length="0.003cm" draw:dots2="1" draw:dots2-length="0.003cm" draw:distance="0.003cm"/>
    <draw:stroke-dash draw:name="Dashed_20__28_var_29__20_7" draw:display-name="Dashed (var) 7" draw:style="rect" draw:dots1="1" draw:dots1-length="0.003cm" draw:dots2="1" draw:dots2-length="0.003cm" draw:distance="0.003cm"/>
    <draw:stroke-dash draw:name="Dashed_20__28_var_29__20_8" draw:display-name="Dashed (var) 8" draw:style="rect" draw:dots1="1" draw:dots1-length="0.003cm" draw:dots2="1" draw:dots2-length="0.003cm" draw:distance="0.003cm"/>
    <draw:stroke-dash draw:name="Dashed_20__28_var_29__20_9" draw:display-name="Dashed (var) 9" draw:style="rect" draw:dots1="1" draw:dots1-length="0.003cm" draw:dots2="1" draw:dots2-length="0.003cm" draw:distance="0.003cm"/>
    <draw:stroke-dash draw:name="Double_20_Dash" draw:display-name="Double Dash" draw:style="rect" draw:dots1="1" draw:dots1-length="454%" draw:distance="170%"/>
    <draw:stroke-dash draw:name="Long_20_Dash" draw:display-name="Long Dash" draw:style="rect" draw:dots1="1" draw:dots1-length="227%" draw:distance="17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8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1DT1H7M39S</meta:editing-duration>
    <meta:editing-cycles>206</meta:editing-cycles>
    <meta:generator>LibreOffice/7.1.3.2$Linux_X86_64 LibreOffice_project/10$Build-2</meta:generator>
    <meta:initial-creator>Véronique et Thibaud FONTANET</meta:initial-creator>
    <dc:date>2021-06-22T12:51:22.220634816</dc:date>
    <meta:print-date>2015-03-21T18:42:51.093000000</meta:print-date>
    <meta:document-statistic meta:table-count="0" meta:image-count="0" meta:object-count="0" meta:page-count="3" meta:paragraph-count="35" meta:word-count="233" meta:character-count="1131" meta:non-whitespace-character-count="9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